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Good" style:data-style-name="N0">
      <style:table-cell-properties fo:background-color="#C6EFCE"/>
      <style:text-properties fo:color="#006100"/>
    </style:style>
    <style:style style:name="ce6" style:family="table-cell" style:parent-style-name="Default" style:data-style-name="N37"/>
    <style:style style:name="ce7" style:family="table-cell" style:parent-style-name="Neutra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ce8" style:family="table-cell" style:parent-style-name="Good" style:data-style-name="N0">
      <style:table-cell-properties style:vertical-align="automatic" fo:background-color="#C6EFCE" style:repeat-content="false"/>
      <style:paragraph-properties fo:text-align="center"/>
      <style:text-properties fo:color="#006100"/>
    </style:style>
    <style:style style:name="ce9" style:family="table-cell" style:parent-style-name="Neutral" style:data-style-name="N0">
      <style:table-cell-properties style:vertical-align="automatic" fo:background-color="#FFEB9C" style:repeat-content="false"/>
      <style:paragraph-properties fo:text-align="center"/>
      <style:text-properties fo:color="#9C5700" style:font-name="Aptos Narrow" style:font-name-asian="Aptos Narrow" style:font-name-complex="Aptos Narrow"/>
    </style:style>
    <style:style style:name="ce10" style:family="table-cell" style:parent-style-name="_50_0_37__32_-_32_Accent4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ce11" style:family="table-cell" style:parent-style-name="Bad" style:data-style-name="N0">
      <style:table-cell-properties style:vertical-align="automatic" fo:background-color="#FFC7CE" style:repeat-content="false"/>
      <style:paragraph-properties fo:text-align="center"/>
      <style:text-properties fo:color="#9C0006"/>
    </style:style>
    <style:style style:name="ce12" style:family="table-cell" style:parent-style-name="Accent2" style:data-style-name="N0">
      <style:table-cell-properties style:vertical-align="automatic" fo:background-color="#ED7D31" style:repeat-content="false"/>
      <style:paragraph-properties fo:text-align="start" fo:margin-left="0cm"/>
      <style:text-properties fo:color="#FFFFFF"/>
    </style:style>
    <style:style style:name="ce13" style:family="table-cell" style:parent-style-name="Good" style:data-style-name="N0">
      <style:table-cell-properties style:vertical-align="automatic" fo:background-color="#C6EFCE" style:repeat-content="false"/>
      <style:paragraph-properties fo:text-align="start" fo:margin-left="0cm"/>
      <style:text-properties fo:color="#006100"/>
    </style:style>
    <style:style style:name="ce14" style:family="table-cell" style:parent-style-name="Bad" style:data-style-name="N0">
      <style:table-cell-properties style:vertical-align="automatic" fo:background-color="#FFC7CE" style:repeat-content="false"/>
      <style:paragraph-properties fo:text-align="start" fo:margin-left="0cm"/>
      <style:text-properties fo:color="#9C0006"/>
    </style:style>
    <style:style style:name="ce15" style:family="table-cell" style:parent-style-name="Neutral" style:data-style-name="N0">
      <style:table-cell-properties style:vertical-align="automatic" fo:background-color="#FFEB9C" style:repeat-content="false"/>
      <style:paragraph-properties fo:text-align="start" fo:margin-left="0cm"/>
      <style:text-properties fo:color="#9C5700" style:font-name="Aptos Narrow" style:font-name-asian="Aptos Narrow" style:font-name-complex="Aptos Narrow"/>
    </style:style>
    <style:style style:name="ce16" style:family="table-cell" style:parent-style-name="Hyperlink" style:data-style-name="N0">
      <style:table-cell-properties fo:background-color="#C6EFCE"/>
      <style:text-properties fo:color="#0563C1" style:text-underline-style="solid" style:text-underline-type="single"/>
    </style:style>
    <style:style style:name="ce17" style:family="table-cell" style:parent-style-name="Good" style:data-style-name="N36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style-name="ce3"/>
          <table:table-cell table:number-columns-repeated="4" table:style-name="ce5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7" table:style-name="ce1"/>
          <table:table-cell table:number-columns-repeated="7" table:style-name="ce6"/>
          <table:table-cell table:number-columns-repeated="1636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ompany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Link</text:p>
          </table:table-cell>
          <table:table-cell office:value-type="string" table:style-name="ce2">
            <text:p>Where?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Reply?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Rejection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SimplyHealth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176999687/?alternateChannel=search&amp;refId=%2BhwqLRDDqi0jLh%2BsejYS7A%3D%3D&amp;trackingId=SpGptMzi4drppV4ExMuVbw%3D%3D">https://www.linkedin.com/jobs/view/4176999687/?alternateChannel=search&amp;refId=%2BhwqLRDDqi0jLh%2BsejYS7A%3D%3D&amp;trackingId=SpGptMzi4drppV4ExMuVbw%3D%3D</text:a></text:p>
          </table:table-cell>
          <table:table-cell office:value-type="string" table:style-name="ce7">
            <text:p>Andover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" table:style-name="ce10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top-applicant/?currentJobId=4181072578">https://www.linkedin.com/jobs/collections/top-applicant/?currentJobId=4181072578</text:a></text:p>
          </table:table-cell>
          <table:table-cell office:value-type="string" table:style-name="ce3">
            <text:p>Cardiff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" table:style-name="ce10">
            <text:p>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Electric Square</text:p>
          </table:table-cell>
          <table:table-cell office:value-type="string" table:style-name="ce5">
            <text:p>Speculative</text:p>
          </table:table-cell>
          <table:table-cell office:value-type="string" table:style-name="ce5">
            <text:p><text:a xlink:href="https://www.linkedin.com/jobs/view/4033126231/?refId=befb728f-bb33-4ce8-96d2-fc997686cb5b&amp;trackingId=NmWroTOSSnCWqMw6kLNSrg%3D%3D">https://www.linkedin.com/jobs/view/4033126231/?refId=befb728f-bb33-4ce8-96d2-fc997686cb5b&amp;trackingId=NmWroTOSSnCWqMw6kLNSrg%3D%3D</text:a>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" table:style-name="ce10">
            <text:p>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Spectrum IT recruitment</text:p>
          </table:table-cell>
          <table:table-cell office:value-type="string" table:style-name="ce5">
            <text:p>Graduate/Junior C++ Software Engineer</text:p>
          </table:table-cell>
          <table:table-cell office:value-type="string" table:style-name="ce5">
            <text:p><text:a xlink:href="https://www.linkedin.com/jobs/view/4150330391/?refId=befb728f-bb33-4ce8-96d2-fc997686cb5b&amp;trackingId=ynF7fLeDTGSRhn65dnaIEw%3D%3D">https://www.linkedin.com/jobs/view/4150330391/?refId=befb728f-bb33-4ce8-96d2-fc997686cb5b&amp;trackingId=ynF7fLeDTGSRhn65dnaIEw%3D%3D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" table:style-name="ce10">
            <text:p>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Kwalee</text:p>
          </table:table-cell>
          <table:table-cell office:value-type="string" table:style-name="ce5">
            <text:p>Junior Game Programmer</text:p>
          </table:table-cell>
          <table:table-cell office:value-type="string" table:style-name="ce5">
            <text:p><text:a xlink:href="https://www.kwalee.com/current-openings">https://www.kwalee.com/current-openings</text:a></text:p>
          </table:table-cell>
          <table:table-cell office:value-type="string" table:style-name="ce3">
            <text:p>Leamington</text:p>
          </table:table-cell>
          <table:table-cell office:value-type="string" table:style-name="ce5">
            <text:p>Games - Unity (Mass Mobile)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5" table:style-name="ce10">
            <text:p>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search/?currentJobId=4149460875&amp;keywords=io%20interactive&amp;origin=BLENDED_SEARCH_RESULT_NAVIGATION_SEE_ALL&amp;originToLandingJobPostings=4139669208%2C4119019785%2C4177324757">https://www.linkedin.com/jobs/search/?currentJobId=4149460875&amp;keywords=io%20interactive&amp;origin=BLENDED_SEARCH_RESULT_NAVIGATION_SEE_ALL&amp;originToLandingJobPostings=4139669208%2C4119019785%2C4177324757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6" table:style-name="ce10">
            <text:p>6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IO Interactive</text:p>
          </table:table-cell>
          <table:table-cell office:value-type="string" table:style-name="ce5">
            <text:p>Technical Designer</text:p>
          </table:table-cell>
          <table:table-cell office:value-type="string" table:style-name="ce5">
            <text:p><text:a xlink:href="https://www.linkedin.com/jobs/view/4139669208/?refId=befb728f-bb33-4ce8-96d2-fc997686cb5b&amp;trackingId=Sks%2BcQZHQzC31Ph8ifwqHg%3D%3D&amp;trk=flagship3_job_home_savedjobs">https://www.linkedin.com/jobs/view/4139669208/?refId=befb728f-bb33-4ce8-96d2-fc997686cb5b&amp;trackingId=Sks%2BcQZHQzC31Ph8ifwqHg%3D%3D&amp;trk=flagship3_job_home_savedjobs</text:a></text:p>
          </table:table-cell>
          <table:table-cell office:value-type="string" table:style-name="ce5">
            <text:p>Brigh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7" table:style-name="ce10">
            <text:p>7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Navtech Rada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view/4074296201/?refId=030e9eda-a8eb-432a-9023-b7b3b0570f8c&amp;trackingId=SGS5z759S5qygZsT70VGAQ%3D%3D">https://www.linkedin.com/jobs/view/4074296201/?refId=030e9eda-a8eb-432a-9023-b7b3b0570f8c&amp;trackingId=SGS5z759S5qygZsT70VGAQ%3D%3D</text:a></text:p>
          </table:table-cell>
          <table:table-cell office:value-type="string" table:style-name="ce3">
            <text:p>Wantage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8" table:style-name="ce10">
            <text:p>8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opup Asylum</text:p>
          </table:table-cell>
          <table:table-cell office:value-type="string" table:style-name="ce5">
            <text:p>Junior Unity Developer</text:p>
          </table:table-cell>
          <table:table-cell office:value-type="string" table:style-name="ce5">
            <text:p><text:a xlink:href="https://www.linkedin.com/jobs/search/?currentJobId=4184633572&amp;keywords=popup%20asylum%20ltd&amp;origin=BLENDED_SEARCH_RESULT_NAVIGATION_JOB_CARD&amp;originToLandingJobPostings=4184633572">https://www.linkedin.com/jobs/search/?currentJobId=4184633572&amp;keywords=popup%20asylum%20ltd&amp;origin=BLENDED_SEARCH_RESULT_NAVIGATION_JOB_CARD&amp;originToLandingJobPostings=4184633572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1" table:style-name="ce10">
            <text:p>1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Hitachi Rail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8527581/?refId=6be51aae-9f2b-4d04-9205-3c8c0aa8b25d&amp;trackingId=m3QK7I1%2BRC217658PBG3Aw%3D%3D&amp;trk=flagship3_job_home_savedjobs">https://www.linkedin.com/jobs/view/4178527581/?refId=6be51aae-9f2b-4d04-9205-3c8c0aa8b25d&amp;trackingId=m3QK7I1%2BRC217658PBG3Aw%3D%3D&amp;trk=flagship3_job_home_savedjobs</text:a></text:p>
          </table:table-cell>
          <table:table-cell office:value-type="string" table:style-name="ce5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2" table:style-name="ce10">
            <text:p>12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Playground Games</text:p>
          </table:table-cell>
          <table:table-cell office:value-type="string" table:style-name="ce5">
            <text:p>Game Designer</text:p>
          </table:table-cell>
          <table:table-cell office:value-type="string" table:style-name="ce5">
            <text:p><text:a xlink:href="https://www.linkedin.com/jobs/view/4181592933/?refId=6be51aae-9f2b-4d04-9205-3c8c0aa8b25d&amp;trackingId=F0aCq6RkR9mhcC52iNZYeQ%3D%3D">https://www.linkedin.com/jobs/view/4181592933/?refId=6be51aae-9f2b-4d04-9205-3c8c0aa8b25d&amp;trackingId=F0aCq6RkR9mhcC52iNZYeQ%3D%3D</text:a></text:p>
          </table:table-cell>
          <table:table-cell office:value-type="string" table:style-name="ce3">
            <text:p>Leamington</text:p>
          </table:table-cell>
          <table:table-cell office:value-type="string" table:style-name="ce7">
            <text:p>Games - prop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3" table:style-name="ce10">
            <text:p>13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Motorola Solutions</text:p>
          </table:table-cell>
          <table:table-cell office:value-type="string" table:style-name="ce5">
            <text:p>Graduate C# software engineer</text:p>
          </table:table-cell>
          <table:table-cell office:value-type="string" table:style-name="ce5">
            <text:p><text:a xlink:href="https://www.linkedin.com/jobs/view/4183342179/?refId=6ef9a100-4ee2-42fe-84eb-52ea48de4451&amp;trackingId=%2B%2FhOmjjDQR27BN5XqzJGnA%3D%3D">https://www.linkedin.com/jobs/view/4183342179/?refId=6ef9a100-4ee2-42fe-84eb-52ea48de4451&amp;trackingId=%2B%2FhOmjjDQR27BN5XqzJGnA%3D%3D</text:a></text:p>
          </table:table-cell>
          <table:table-cell office:value-type="string" table:style-name="ce5">
            <text:p>Remote</text:p>
          </table:table-cell>
          <table:table-cell office:value-type="string" table:style-name="ce5">
            <text:p>Positive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4" table:style-name="ce10">
            <text:p>14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CPS Group Ltd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81070412/?refId=1f341434-6106-42bc-bb58-e4333f832c48&amp;trackingId=lHsD%2BoGXSAaY%2BshiLjUUWQ%3D%3D">https://www.linkedin.com/jobs/view/4181070412/?refId=1f341434-6106-42bc-bb58-e4333f832c48&amp;trackingId=lHsD%2BoGXSAaY%2BshiLjUUWQ%3D%3D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5" table:style-name="ce10">
            <text:p>15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Light and Wonder</text:p>
          </table:table-cell>
          <table:table-cell office:value-type="string" table:style-name="ce5">
            <text:p>Junior Developer</text:p>
          </table:table-cell>
          <table:table-cell office:value-type="string" table:style-name="ce5">
            <text:p><text:a xlink:href="https://www.linkedin.com/jobs/view/4183127240/?refId=3012436c-c3dd-46ac-99b6-b96142e41849&amp;trackingId=GZWNlVqkR2CLawC207j38w%3D%3D&amp;trk=flagship3_job_home_savedjobs">https://www.linkedin.com/jobs/view/4183127240/?refId=3012436c-c3dd-46ac-99b6-b96142e41849&amp;trackingId=GZWNlVqkR2CLawC207j38w%3D%3D&amp;trk=flagship3_job_home_savedjobs</text:a></text:p>
          </table:table-cell>
          <table:table-cell office:value-type="string" table:style-name="ce3">
            <text:p>Bristol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6" table:style-name="ce10">
            <text:p>1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ters.co.uk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view/4170793349/?refId=bf29d002-96ff-48ef-b2ba-f3d4c198c4f0&amp;trackingId=%2BOSyI3vDQ6ulqytDcEESIA%3D%3D">https://www.linkedin.com/jobs/view/4170793349/?refId=bf29d002-96ff-48ef-b2ba-f3d4c198c4f0&amp;trackingId=%2BOSyI3vDQ6ulqytDcEESIA%3D%3D</text:a></text:p>
          </table:table-cell>
          <table:table-cell office:value-type="string" table:style-name="ce13">
            <text:p>Pool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7" table:style-name="ce10">
            <text:p>1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quent</text:p>
          </table:table-cell>
          <table:table-cell office:value-type="string" table:style-name="ce13">
            <text:p>Technical Game Designer</text:p>
          </table:table-cell>
          <table:table-cell office:value-type="string" table:style-name="ce13">
            <text:p>https://www.linkedin.com/jobs/collections/recommended/?currentJobId=4165285304</text:p>
          </table:table-cell>
          <table:table-cell office:value-type="string" table:style-name="ce14">
            <text:p>Leamington</text:p>
          </table:table-cell>
          <table:table-cell office:value-type="string" table:style-name="ce14">
            <text:p>Desperat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18" table:style-name="ce10">
            <text:p>1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nonical</text:p>
          </table:table-cell>
          <table:table-cell office:value-type="string" table:style-name="ce13">
            <text:p>Graduate Software Engineer</text:p>
          </table:table-cell>
          <table:table-cell office:value-type="string" table:style-name="ce13">
            <text:p><text:a xlink:href="https://www.linkedin.com/jobs/collections/recommended/?currentJobId=4180955182">https://www.linkedin.com/jobs/collections/recommended/?currentJobId=4180955182</text:a></text:p>
          </table:table-cell>
          <table:table-cell office:value-type="string" table:style-name="ce13">
            <text:p>Remote</text:p>
          </table:table-cell>
          <table:table-cell office:value-type="string" table:style-name="ce14">
            <text:p>Travel for 2 weeks per year, snoot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19" table:style-name="ce10">
            <text:p>1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Remote/Hunting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0" table:style-name="ce10">
            <text:p>2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ocket Science Group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collections/recommended/?currentJobId=4106025827&amp;discover=recommended&amp;discoveryOrigin=JOBS_HOME_JYMBII">https://www.linkedin.com/jobs/collections/recommended/?currentJobId=4106025827&amp;discover=recommended&amp;discoveryOrigin=JOBS_HOME_JYMBII</text:a></text:p>
          </table:table-cell>
          <table:table-cell office:value-type="string" table:style-name="ce5">
            <text:p>Brighton</text:p>
          </table:table-cell>
          <table:table-cell office:value-type="string" table:style-name="ce14">
            <text:p>Games - Unrea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1" table:style-name="ce10">
            <text:p>2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tto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recommended/?currentJobId=4181354187&amp;discover=recommended&amp;discoveryOrigin=JOBS_HOME_JYMBII">https://www.linkedin.com/jobs/collections/recommended/?currentJobId=4181354187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2" table:style-name="ce10">
            <text:p>2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ilo Consulting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collections/recommended/?currentJobId=4161460196&amp;discover=recommended&amp;discoveryOrigin=JOBS_HOME_JYMBII">https://www.linkedin.com/jobs/collections/recommended/?currentJobId=4161460196&amp;discover=recommended&amp;discoveryOrigin=JOBS_HOME_JYMBII</text:a></text:p>
          </table:table-cell>
          <table:table-cell office:value-type="string" table:style-name="ce5">
            <text:p>Remote</text:p>
          </table:table-cell>
          <table:table-cell table:style-name="ce15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3" table:style-name="ce10">
            <text:p>2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BDA</text:p>
          </table:table-cell>
          <table:table-cell office:value-type="string" table:style-name="ce5">
            <text:p>C# Software Engineer</text:p>
          </table:table-cell>
          <table:table-cell office:value-type="string" table:style-name="ce5">
            <text:p><text:a xlink:href="https://www.linkedin.com/jobs/view/3845496559/?alternateChannel=search&amp;refId=aCjyiwvQRfYJkfU7nzcTXQ%3D%3D&amp;trackingId=lefDEmcBEmOMPzocmSXWfg%3D%3D&amp;trk=d_flagship3_job_collections_discovery_landing">https://www.linkedin.com/jobs/view/3845496559/?alternateChannel=search&amp;refId=aCjyiwvQRfYJkfU7nzcTXQ%3D%3D&amp;trackingId=lefDEmcBEmOMPzocmSXWfg%3D%3D&amp;trk=d_flagship3_job_collections_discovery_landing</text:a></text:p>
          </table:table-cell>
          <table:table-cell office:value-type="string" table:style-name="ce3">
            <text:p>Bristol/Stevenage</text:p>
          </table:table-cell>
          <table:table-cell office:value-type="string" table:style-name="ce14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24" table:style-name="ce10">
            <text:p>2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DP</text:p>
          </table:table-cell>
          <table:table-cell office:value-type="string" table:style-name="ce5">
            <text:p>Associate Software Engineer</text:p>
          </table:table-cell>
          <table:table-cell office:value-type="string" table:style-name="ce16">
            <text:p><text:a xlink:href="https://www.linkedin.com/jobs/view/4133557316/?alternateChannel=search&amp;refId=7BSQGhlRgeOseQgHhXA1JA%3D%3D&amp;trackingId=%2BCT9FFOQGS3tpWHVCyYGqQ%3D%3D&amp;trk=d_flagship3_job_collections_discovery_landing">https://www.linkedin.com/jobs/view/4133557316/?alternateChannel=search&amp;refId=7BSQGhlRgeOseQgHhXA1JA%3D%3D&amp;trackingId=%2BCT9FFOQGS3tpWHVCyYGqQ%3D%3D&amp;trk=d_flagship3_job_collections_discovery_landing</text:a></text:p>
          </table:table-cell>
          <table:table-cell office:value-type="string" table:style-name="ce3">
            <text:p>Bristol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5" table:style-name="ce10">
            <text:p>2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Konrad Group</text:p>
          </table:table-cell>
          <table:table-cell office:value-type="string" table:style-name="ce5">
            <text:p>Software Developer</text:p>
          </table:table-cell>
          <table:table-cell office:value-type="string" table:style-name="ce5">
            <text:p><text:a xlink:href="https://www.linkedin.com/jobs/view/4076953325/?alternateChannel=search&amp;refId=4yeD8Y0IcxAmjxH7IZhARg%3D%3D&amp;trackingId=jxGcjGqIo9cx5ZJAwugO0g%3D%3D">https://www.linkedin.com/jobs/view/4076953325/?alternateChannel=search&amp;refId=4yeD8Y0IcxAmjxH7IZhARg%3D%3D&amp;trackingId=jxGcjGqIo9cx5ZJAwugO0g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6" table:style-name="ce10">
            <text:p>2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Understanding Recruitment</text:p>
          </table:table-cell>
          <table:table-cell office:value-type="string" table:style-name="ce5">
            <text:p>Junior Software Engineer</text:p>
          </table:table-cell>
          <table:table-cell office:value-type="string" table:style-name="ce5">
            <text:p><text:a xlink:href="https://www.linkedin.com/jobs/view/4174876929/?alternateChannel=search&amp;refId=P%2BajfOwOGhXCQgB9IAI%2Fjg%3D%3D&amp;trackingId=WqcuoZLp1F5E0PtjdiAU1Q%3D%3D">https://www.linkedin.com/jobs/view/4174876929/?alternateChannel=search&amp;refId=P%2BajfOwOGhXCQgB9IAI%2Fjg%3D%3D&amp;trackingId=WqcuoZLp1F5E0PtjdiAU1Q%3D%3D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Sport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7" table:style-name="ce10">
            <text:p>2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Zynga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https://www.linkedin.com/jobs/view/4076646082/?alternateChannel=search&amp;refId=A5hHSqAM4JWtVcjTAMVUEQ%3D%3D&amp;trackingId=O2mC5TB8ataGByUWjN0Qag%3D%3D&amp;trk=d_flagship3_jobs_discovery_jymbii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Games - Mass Mobil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8" table:style-name="ce10">
            <text:p>2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iscover Education</text:p>
          </table:table-cell>
          <table:table-cell office:value-type="string" table:style-name="ce5">
            <text:p>Software Engineer</text:p>
          </table:table-cell>
          <table:table-cell office:value-type="string" table:style-name="ce5">
            <text:p><text:a xlink:href="https://www.linkedin.com/jobs/view/4183950443/?alternateChannel=search&amp;refId=A5hHSqAM4JWtVcjTAMVUEQ%3D%3D&amp;trackingId=YFE9njrRKi%2Bym0cIA3Jkjg%3D%3D&amp;trk=d_flagship3_jobs_discovery_jymbii">https://www.linkedin.com/jobs/view/4183950443/?alternateChannel=search&amp;refId=A5hHSqAM4JWtVcjTAMVUEQ%3D%3D&amp;trackingId=YFE9njrRKi%2Bym0cIA3Jkjg%3D%3D&amp;trk=d_flagship3_jobs_discovery_jymbii</text:a></text:p>
          </table:table-cell>
          <table:table-cell office:value-type="string" table:style-name="ce3">
            <text:p>Bath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29" table:style-name="ce10">
            <text:p>2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TripleDot Studios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www.linkedin.com/jobs/view/4163561018/?alternateChannel=search&amp;refId=A5hHSqAM4JWtVcjTAMVUEQ%3D%3D&amp;trackingId=NXaq1CyNEPnq9wVNHjGQrQ%3D%3D&amp;trk=d_flagship3_jobs_discovery_jymbii">https://www.linkedin.com/jobs/view/4163561018/?alternateChannel=search&amp;refId=A5hHSqAM4JWtVcjTAMVUEQ%3D%3D&amp;trackingId=NXaq1CyNEPnq9wVNHjGQrQ%3D%3D&amp;trk=d_flagship3_jobs_discovery_jymbii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0" table:style-name="ce10">
            <text:p>3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Bumble Inc</text:p>
          </table:table-cell>
          <table:table-cell office:value-type="string" table:style-name="ce5">
            <text:p>Junior Backend PHP Engineer</text:p>
          </table:table-cell>
          <table:table-cell office:value-type="string" table:style-name="ce5">
            <text:p><text:a xlink:href="https://www.linkedin.com/jobs/view/4185783071/?alternateChannel=search&amp;refId=5Fq1JM2HUwFiKu8XMeVpjw%3D%3D&amp;trackingId=eNnDjc7%2BYN%2FMSyBvHhRyKA%3D%3D">https://www.linkedin.com/jobs/view/4185783071/?alternateChannel=search&amp;refId=5Fq1JM2HUwFiKu8XMeVpjw%3D%3D&amp;trackingId=eNnDjc7%2BYN%2FMSyBvHhRyKA%3D%3D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1" table:style-name="ce10">
            <text:p>3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acebook</text:p>
          </table:table-cell>
          <table:table-cell office:value-type="string" table:style-name="ce5">
            <text:p>Software Engineer, Gameplay</text:p>
          </table:table-cell>
          <table:table-cell office:value-type="string" table:style-name="ce5">
            <text:p><text:a xlink:href="https://www.linkedin.com/jobs/collections/recommended/?currentJobId=4185261369">https://www.linkedin.com/jobs/collections/recommended/?currentJobId=4185261369</text:a></text:p>
          </table:table-cell>
          <table:table-cell office:value-type="string" table:style-name="ce7">
            <text:p>London</text:p>
          </table:table-cell>
          <table:table-cell office:value-type="string" table:style-name="ce3">
            <text:p>Facebook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2" table:style-name="ce10">
            <text:p>3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Arm</text:p>
          </table:table-cell>
          <table:table-cell office:value-type="string" table:style-name="ce5">
            <text:p>Mobile Game Developer</text:p>
          </table:table-cell>
          <table:table-cell office:value-type="string" table:style-name="ce5">
            <text:p><text:a xlink:href="https://www.linkedin.com/jobs/view/4168539881/?alternateChannel=search&amp;refId=GM99doTVvVd8zy7y%2B3L77w%3D%3D&amp;trackingId=Eo8QXIflafaXoRhTTGggmw%3D%3D">https://www.linkedin.com/jobs/view/4168539881/?alternateChannel=search&amp;refId=GM99doTVvVd8zy7y%2B3L77w%3D%3D&amp;trackingId=Eo8QXIflafaXoRhTTGggmw%3D%3D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Games - Unity + arm is cool</text:p>
          </table:table-cell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3" table:style-name="ce10">
            <text:p>3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dShed</text:p>
          </table:table-cell>
          <table:table-cell office:value-type="string" table:style-name="ce5">
            <text:p>Unity Developer</text:p>
          </table:table-cell>
          <table:table-cell office:value-type="string" table:style-name="ce5">
            <text:p><text:a xlink:href="https://www.linkedin.com/jobs/collections/similar-jobs/?currentJobId=4186572740&amp;originToLandingJobPostings=4186572740&amp;referenceJobId=4168539881">https://www.linkedin.com/jobs/collections/similar-jobs/?currentJobId=4186572740&amp;originToLandingJobPostings=4186572740&amp;referenceJobId=4168539881</text:a></text:p>
          </table:table-cell>
          <table:table-cell office:value-type="string" table:style-name="ce3">
            <text:p>Bewdley</text:p>
          </table:table-cell>
          <table:table-cell office:value-type="string" table:style-name="ce5">
            <text:p>Games - Unity</text:p>
          </table:table-cell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4" table:style-name="ce10">
            <text:p>3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Pareto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linkedin.com/jobs/collections/similar-jobs/?currentJobId=4184425281&amp;originToLandingJobPostings=4186572740&amp;referenceJobId=4168539881">https://www.linkedin.com/jobs/collections/similar-jobs/?currentJobId=4184425281&amp;originToLandingJobPostings=4186572740&amp;referenceJobId=4168539881</text:a></text:p>
          </table:table-cell>
          <table:table-cell office:value-type="string" table:style-name="ce3">
            <text:p>Redhill</text:p>
          </table:table-cell>
          <table:table-cell office:value-type="string" table:style-name="ce3">
            <text:p>Military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5" table:style-name="ce10">
            <text:p>3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Escape Velocity</text:p>
          </table:table-cell>
          <table:table-cell office:value-type="string" table:style-name="ce5">
            <text:p>Junior QA Engineer</text:p>
          </table:table-cell>
          <table:table-cell office:value-type="string" table:style-name="ce5">
            <text:p><text:a xlink:href="https://www.linkedin.com/jobs/view/4167584324/?alternateChannel=search&amp;refId=yJMLYzxfOGKM2SGFrlFSnQ%3D%3D&amp;trackingId=rEvvenfWzF3u9ASbMbNoeg%3D%3D">https://www.linkedin.com/jobs/view/4167584324/?alternateChannel=search&amp;refId=yJMLYzxfOGKM2SGFrlFSnQ%3D%3D&amp;trackingId=rEvvenfWzF3u9ASbMbNoeg%3D%3D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36" table:style-name="ce10">
            <text:p>3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ITA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linkedin.com/jobs/collections/it-services-and-it-consulting/?currentJobId=4105317795&amp;discover=true">https://www.linkedin.com/jobs/collections/it-services-and-it-consulting/?currentJobId=4105317795&amp;discover=true</text:a></text:p>
          </table:table-cell>
          <table:table-cell office:value-type="string" table:style-name="ce7">
            <text:p>Reading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7" table:style-name="ce10">
            <text:p>3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ubber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<text:a xlink:href="https://www.linkedin.com/jobs/collections/recommended/?currentJobId=4194589391">https://www.linkedin.com/jobs/collections/recommended/?currentJobId=4194589391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8">
            <text:p>Y</text:p>
          </table:table-cell>
          <table:table-cell office:value-type="float" office:value="38" table:style-name="ce10">
            <text:p>3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potify</text:p>
          </table:table-cell>
          <table:table-cell office:value-type="string" table:style-name="ce5">
            <text:p>C++ Engineer - Experience</text:p>
          </table:table-cell>
          <table:table-cell office:value-type="string" table:style-name="ce5">
            <text:p><text:a xlink:href="https://www.linkedin.com/jobs/view/4192893117/?refId=9cda96b6-ddbf-4c32-a3fd-e65bbe81d970&amp;trackingId=6vSJvCA9S0Wn8bltqnr0FQ%3D%3D&amp;trk=flagship3_job_home_savedjobs">https://www.linkedin.com/jobs/view/4192893117/?refId=9cda96b6-ddbf-4c32-a3fd-e65bbe81d970&amp;trackingId=6vSJvCA9S0Wn8bltqnr0FQ%3D%3D&amp;trk=flagship3_job_home_savedjobs</text:a></text:p>
          </table:table-cell>
          <table:table-cell office:value-type="string" table:style-name="ce7">
            <text:p>Lond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9">
            <text:p>R</text:p>
          </table:table-cell>
          <table:table-cell office:value-type="float" office:value="39" table:style-name="ce10">
            <text:p>3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etwork IT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totaljobs.com/job/graduate-software-developer/network-it-job104425690</text:p>
          </table:table-cell>
          <table:table-cell office:value-type="string" table:style-name="ce3">
            <text:p>Coventr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0" table:style-name="ce10">
            <text:p>4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cott Merrick</text:p>
          </table:table-cell>
          <table:table-cell office:value-type="string" table:style-name="ce5">
            <text:p>Graduate IT Developer</text:p>
          </table:table-cell>
          <table:table-cell office:value-type="string" table:style-name="ce5">
            <text:p><text:a xlink:href="https://www.totaljobs.com/job/graduate-it-developer-fully-remote/scott-merrick-llp-job104568759?WT.mc_id=A_RE_LNKORG_MP6_C11_0_TJ">https://www.totaljobs.com/job/graduate-it-developer-fully-remote/scott-merrick-llp-job104568759?WT.mc_id=A_RE_LNKORG_MP6_C11_0_TJ</text:a>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1" table:style-name="ce10">
            <text:p>4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Dorset Software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16">
            <text:p><text:a xlink:href="https://www.totaljobs.com/job/graduate-software-developer/dorset-software-job103824026">https://www.totaljobs.com/job/graduate-software-developer/dorset-software-job103824026</text:a></text:p>
          </table:table-cell>
          <table:table-cell office:value-type="string" table:style-name="ce3">
            <text:p>Poole</text:p>
          </table:table-cell>
          <table:table-cell office:value-type="string" table:style-name="ce3">
            <text:p>There application process was actually so bad that instead of applying I wrote them an email saying their application process was bad</text:p>
          </table:table-cell>
          <table:table-cell office:value-type="string" table:style-name="ce9">
            <text:p>N</text:p>
          </table:table-cell>
          <table:table-cell office:value-type="string" table:style-name="ce11">
            <text:p>N</text:p>
          </table:table-cell>
          <table:table-cell office:value-type="float" office:value="42" table:style-name="ce10">
            <text:p>4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Orion Electrotech Automation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www.totaljobs.com/job/graduate-software-engineer/orion-electrotech-automation-job104434742">https://www.totaljobs.com/job/graduate-software-engineer/orion-electrotech-automation-job104434742</text:a></text:p>
          </table:table-cell>
          <table:table-cell office:value-type="string" table:style-name="ce7">
            <text:p>Reading</text:p>
          </table:table-cell>
          <table:table-cell office:value-type="string" table:style-name="ce7">
            <text:p>Embedded softwar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3" table:style-name="ce10">
            <text:p>4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IDK (Enterprise Recruitment Limited)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enterprise-recruitment-limited-job104453061">https://www.totaljobs.com/job/graduate-software-developer/enterprise-recruitment-limited-job104453061</text:a></text:p>
          </table:table-cell>
          <table:table-cell office:value-type="string" table:style-name="ce5">
            <text:p>Southampton</text:p>
          </table:table-cell>
          <table:table-cell office:value-type="string" table:style-name="ce5">
            <text:p>Good applicant experience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4" table:style-name="ce10">
            <text:p>4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V Screen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<text:a xlink:href="https://www.totaljobs.com/job/graduate-software-developer/cv-screen-ltd-job104480486">https://www.totaljobs.com/job/graduate-software-developer/cv-screen-ltd-job104480486</text:a></text:p>
          </table:table-cell>
          <table:table-cell office:value-type="string" table:style-name="ce3">
            <text:p>Oxford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5" table:style-name="ce10">
            <text:p>4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Fen Research Ltd</text:p>
          </table:table-cell>
          <table:table-cell office:value-type="string" table:style-name="ce5">
            <text:p>Game Developer</text:p>
          </table:table-cell>
          <table:table-cell office:value-type="string" table:style-name="ce5">
            <text:p><text:a xlink:href="https://www.linkedin.com/jobs/view/4190644776/?refId=9cda96b6-ddbf-4c32-a3fd-e65bbe81d970&amp;trackingId=WgoZeKjvQ8W3NbIXiq%2BLog%3D%3D&amp;trk=flagship3_job_home_savedjobs">https://www.linkedin.com/jobs/view/4190644776/?refId=9cda96b6-ddbf-4c32-a3fd-e65bbe81d970&amp;trackingId=WgoZeKjvQ8W3NbIXiq%2BLog%3D%3D&amp;trk=flagship3_job_home_savedjobs</text:a></text:p>
          </table:table-cell>
          <table:table-cell office:value-type="string" table:style-name="ce3">
            <text:p>Cambridge</text:p>
          </table:table-cell>
          <table:table-cell office:value-type="string" table:style-name="ce5">
            <text:p>Programming and design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6" table:style-name="ce10">
            <text:p>4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Msquared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<text:a xlink:href="https://jobs.ashbyhq.com/Improbable/c0d19a3f-a3ac-4893-b0e3-018bed5094c6?utm_source=2MR9gzgpK8">https://jobs.ashbyhq.com/Improbable/c0d19a3f-a3ac-4893-b0e3-018bed5094c6?utm_source=2MR9gzgpK8</text:a>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Jitter is cool, some web3 bs tho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7" table:style-name="ce10">
            <text:p>4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Rare</text:p>
          </table:table-cell>
          <table:table-cell office:value-type="string" table:style-name="ce5">
            <text:p>Technical Artist</text:p>
          </table:table-cell>
          <table:table-cell office:value-type="string" table:style-name="ce5">
            <text:p><text:a xlink:href="https://jobs.careers.microsoft.com/us/en/job/1816526/Technical-Artist-Xbox-Games-Studio-Rare?jobsource=linkedin&amp;domain=linkedin.com&amp;login_hint=evmoore2022@gmail.com">https://jobs.careers.microsoft.com/us/en/job/1816526/Technical-Artist-Xbox-Games-Studio-Rare?jobsource=linkedin&amp;domain=linkedin.com&amp;login_hint=evmoore2022@gmail.com</text:a></text:p>
          </table:table-cell>
          <table:table-cell office:value-type="string" table:style-name="ce3">
            <text:p>Birmingham</text:p>
          </table:table-cell>
          <table:table-cell office:value-type="string" table:style-name="ce3">
            <text:p>Microsoft, Unreal - Games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8" table:style-name="ce10">
            <text:p>4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ewellery Quarter Bullion</text:p>
          </table:table-cell>
          <table:table-cell office:value-type="string" table:style-name="ce5">
            <text:p>Junior Software Developer</text:p>
          </table:table-cell>
          <table:table-cell office:value-type="string" table:style-name="ce5">
            <text:p>https://www.linkedin.com/jobs/view/4194749823/?eBP=BUDGET_EXHAUSTED_JOB&amp;refId=WsQxPUTf1Gg1G0oDGsjdsA%3D%3D&amp;trackingId=3POEozl29lNSgQzNoOi3gw%3D%3D&amp;trk=flagship3_search_srp_jobs</text:p>
          </table:table-cell>
          <table:table-cell office:value-type="string" table:style-name="ce5">
            <text:p>Remote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49" table:style-name="ce10">
            <text:p>49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toryteller</text:p>
          </table:table-cell>
          <table:table-cell office:value-type="string" table:style-name="ce5">
            <text:p>Graduate Web Developer</text:p>
          </table:table-cell>
          <table:table-cell office:value-type="string" table:style-name="ce5">
            <text:p><text:a xlink:href="https://www.linkedin.com/jobs/view/4194218444/?refId=97ca4a02-c761-4519-9b9c-ec378803ac22&amp;trackingId=SG3x1lhhRkmY%2FcU7n87D%2Bg%3D%3D&amp;trk=flagship3_job_home_savedjobs">https://www.linkedin.com/jobs/view/4194218444/?refId=97ca4a02-c761-4519-9b9c-ec378803ac22&amp;trackingId=SG3x1lhhRkmY%2FcU7n87D%2Bg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I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0" table:style-name="ce10">
            <text:p>50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ighbury Consulting</text:p>
          </table:table-cell>
          <table:table-cell office:value-type="string" table:style-name="ce5">
            <text:p>Graduate Software Engineer</text:p>
          </table:table-cell>
          <table:table-cell office:value-type="string" table:style-name="ce5">
            <text:p>https://www.linkedin.com/jobs/view/4193411083/?refId=97ca4a02-c761-4519-9b9c-ec378803ac22&amp;trackingId=Nill5HFiQPeUL2c%2BQlt4uw%3D%3D</text:p>
          </table:table-cell>
          <table:table-cell office:value-type="string" table:style-name="ce7">
            <text:p>London</text:p>
          </table:table-cell>
          <table:table-cell office:value-type="currency" office:value="45000" table:style-name="ce17">
            <text:p>£45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1" table:style-name="ce10">
            <text:p>51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1X2 Network</text:p>
          </table:table-cell>
          <table:table-cell office:value-type="string" table:style-name="ce5">
            <text:p>Front End Game Developer</text:p>
          </table:table-cell>
          <table:table-cell office:value-type="string" table:style-name="ce5">
            <text:p>https://www.linkedin.com/jobs/view/4197897553/?eBP=CwEAAAGV8SkAaGNntWEjl64O1DD-lgEH-X15CIddea5lWMzrDAd10FEKnJtzVa3dqyB81kntY3h2QR1nLDyU1Rcc5GQAENd1kYFFM-RWMRV-YwKzFfIcdHj7X8aE0E0cBjw-7cHtNb3dh58DyqQrOvVZGklw2j-CIR3f1j6Rb80QG8xkExA77QhVbYIO9GriHDjM7UfO-zJG_q5yPhQ6u_oG4JceVeZ5LIv0retblN8WQQEHjl4PQaU3AHAii4iJkNcDdqgAfeQY9F6ViLf2FVTO3x3DK7N30omGv5DHndQMSH16hsx-ryf5HEfKXCGCjijCFDvB-lhArrIS1LaUqaJ0Rxr29RskwgqydlNMc3yVxJLLn7U32WMBlvtKlH3D7LKdoBn5RksqKT1ztcyo3gFLVYg&amp;refId=66494d2f-8ec9-3069-aec6-6671c1d29d69&amp;trackingId=7dV91BTVzHcD1DuOb2dO2g%3D%3D</text:p>
          </table:table-cell>
          <table:table-cell office:value-type="string" table:style-name="ce5">
            <text:p>Brighton</text:p>
          </table:table-cell>
          <table:table-cell office:value-type="string" table:style-name="ce3">
            <text:p>Gambling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2" table:style-name="ce10">
            <text:p>52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apua</text:p>
          </table:table-cell>
          <table:table-cell office:value-type="string" table:style-name="ce5">
            <text:p>Graduate Software Developer</text:p>
          </table:table-cell>
          <table:table-cell office:value-type="string" table:style-name="ce5">
            <text:p>https://www.linkedin.com/jobs/collections/similar-jobs/?currentJobId=4193217349&amp;referenceJobId=4197897553</text:p>
          </table:table-cell>
          <table:table-cell office:value-type="string" table:style-name="ce7">
            <text:p>London</text:p>
          </table:table-cell>
          <table:table-cell office:value-type="currency" office:value="50000" table:style-name="ce17">
            <text:p>£50,000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3" table:style-name="ce10">
            <text:p>53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Hooked</text:p>
          </table:table-cell>
          <table:table-cell office:value-type="string" table:style-name="ce5">
            <text:p>Unity Developer and Set Dresser</text:p>
          </table:table-cell>
          <table:table-cell office:value-type="string" table:style-name="ce16">
            <text:p><text:a xlink:href="https://www.workwithindies.com/careers/hooked-unity-developer-set-dresser?utm_source=discord">https://www.workwithindies.com/careers/hooked-unity-developer-set-dresser?utm_source=discord</text:a></text:p>
          </table:table-cell>
          <table:table-cell office:value-type="string" table:style-name="ce5">
            <text:p>Remote</text:p>
          </table:table-cell>
          <table:table-cell office:value-type="string" table:style-name="ce7">
            <text:p>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4" table:style-name="ce10">
            <text:p>54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Just Eat</text:p>
          </table:table-cell>
          <table:table-cell office:value-type="string" table:style-name="ce5">
            <text:p>Junior Software Engineer (.NET)</text:p>
          </table:table-cell>
          <table:table-cell office:value-type="string" table:style-name="ce16">
            <text:p><text:a xlink:href="https://www.linkedin.com/jobs/view/4209175149/?refId=6bc0de0f-c596-48f8-92bc-dc8857b0f614&amp;trackingId=bbEHaiTETSuhteUxqp5MwA%3D%3D">https://www.linkedin.com/jobs/view/4209175149/?refId=6bc0de0f-c596-48f8-92bc-dc8857b0f614&amp;trackingId=bbEHaiTETSuhteUxqp5MwA%3D%3D</text:a></text:p>
          </table:table-cell>
          <table:table-cell office:value-type="string" table:style-name="ce7">
            <text:p>London</text:p>
          </table:table-cell>
          <table:table-cell office:value-type="string" table:style-name="ce5">
            <text:p>Free Food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5" table:style-name="ce10">
            <text:p>55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Xraised</text:p>
          </table:table-cell>
          <table:table-cell office:value-type="string" table:style-name="ce5">
            <text:p>Software Engineer</text:p>
          </table:table-cell>
          <table:table-cell office:value-type="string" table:style-name="ce16">
            <text:p><text:a xlink:href="https://www.linkedin.com/jobs/view/4207883541/?refId=360b7044-2bd2-4009-8ac0-682f56a1abef&amp;trackingId=uEWGYBZJQkSy9hB3CZfMpw%3D%3D&amp;trk=flagship3_job_home_savedjobs">https://www.linkedin.com/jobs/view/4207883541/?refId=360b7044-2bd2-4009-8ac0-682f56a1abef&amp;trackingId=uEWGYBZJQkSy9hB3CZfMpw%3D%3D&amp;trk=flagship3_job_home_savedjobs</text:a></text:p>
          </table:table-cell>
          <table:table-cell office:value-type="string" table:style-name="ce5">
            <text:p>Remote</text:p>
          </table:table-cell>
          <table:table-cell office:value-type="string" table:style-name="ce3">
            <text:p>Application was in Spanish?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6" table:style-name="ce10">
            <text:p>56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Samsung</text:p>
          </table:table-cell>
          <table:table-cell office:value-type="string" table:style-name="ce5">
            <text:p>Game Optimisation Engineer</text:p>
          </table:table-cell>
          <table:table-cell office:value-type="string" table:style-name="ce5">
            <text:p><text:a xlink:href="https://www.linkedin.com/jobs/view/4205825439/?refId=360b7044-2bd2-4009-8ac0-682f56a1abef&amp;trackingId=eQAkQ3LqTU6mWj5hPRwrqg%3D%3D&amp;trk=flagship3_job_home_savedjobs">https://www.linkedin.com/jobs/view/4205825439/?refId=360b7044-2bd2-4009-8ac0-682f56a1abef&amp;trackingId=eQAkQ3LqTU6mWj5hPRwrqg%3D%3D&amp;trk=flagship3_job_home_savedjobs</text:a></text:p>
          </table:table-cell>
          <table:table-cell office:value-type="string" table:style-name="ce7">
            <text:p>West London</text:p>
          </table:table-cell>
          <table:table-cell office:value-type="string" table:style-name="ce7">
            <text:p>12 month contract</text:p>
          </table:table-cell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7" table:style-name="ce10">
            <text:p>57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Clearwater People Solutions</text:p>
          </table:table-cell>
          <table:table-cell office:value-type="string" table:style-name="ce5">
            <text:p>Junior Application Support Engineer</text:p>
          </table:table-cell>
          <table:table-cell office:value-type="string" table:style-name="ce5">
            <text:p><text:a xlink:href="https://tietalent.com/en/jobs/p-1502808/crawley-junior-application-support-engineer">https://tietalent.com/en/jobs/p-1502808/crawley-junior-application-support-engineer</text:a></text:p>
          </table:table-cell>
          <table:table-cell office:value-type="string" table:style-name="ce5">
            <text:p>Crawley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8" table:style-name="ce10">
            <text:p>58</text:p>
          </table:table-cell>
          <table:table-cell table:number-columns-repeated="16376"/>
        </table:table-row>
        <table:table-row table:style-name="ro1">
          <table:table-cell office:value-type="string" table:style-name="ce12">
            <text:p>Noir</text:p>
          </table:table-cell>
          <table:table-cell office:value-type="string" table:style-name="ce13">
            <text:p>.NET Developer</text:p>
          </table:table-cell>
          <table:table-cell office:value-type="string" table:style-name="ce13">
            <text:p><text:a xlink:href="https://www.linkedin.com/jobs/collections/recommended/?currentJobId=4119788994&amp;discover=recommended&amp;discoveryOrigin=JOBS_HOME_JYMBII">https://www.linkedin.com/jobs/collections/recommended/?currentJobId=4119788994&amp;discover=recommended&amp;discoveryOrigin=JOBS_HOME_JYMBII</text:a></text:p>
          </table:table-cell>
          <table:table-cell office:value-type="string" table:style-name="ce13">
            <text:p>Southampton</text:p>
          </table:table-cell>
          <table:table-cell table:style-name="ce7"/>
          <table:table-cell office:value-type="string" table:style-name="ce8">
            <text:p>Y</text:p>
          </table:table-cell>
          <table:table-cell office:value-type="string" table:style-name="ce11">
            <text:p>N</text:p>
          </table:table-cell>
          <table:table-cell office:value-type="float" office:value="59" table:style-name="ce10">
            <text:p>59</text:p>
          </table:table-cell>
          <table:table-cell table:number-columns-repeated="16376"/>
        </table:table-row>
        <table:table-row table:number-rows-repeated="104850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ptos Narrow" svg:font-family="&quot;Aptos Narrow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36P0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3" style:display-name="20% - Accent3" style:family="table-cell" style:data-style-name="N0">
      <style:table-cell-properties fo:background-color="#C1F0C8"/>
      <style:text-properties style:font-name="Aptos Narrow" style:font-name-asian="Aptos Narrow" style:font-name-complex="Aptos Narrow"/>
    </style:style>
    <style:style style:name="_50_0_37__32_-_32_Accent4" style:display-name="20% - Accent4" style:family="table-cell" style:data-style-name="N0">
      <style:table-cell-properties fo:background-color="#CAEDFB"/>
      <style:text-properties style:font-name="Aptos Narrow" style:font-name-asian="Aptos Narrow" style:font-name-complex="Aptos Narrow"/>
    </style:style>
    <style:style style:name="_52_0_37__32_-_32_Accent5" style:display-name="40% - Accent5" style:family="table-cell" style:data-style-name="N0">
      <style:table-cell-properties fo:background-color="#E49EDD"/>
      <style:text-properties style:font-name="Aptos Narrow" style:font-name-asian="Aptos Narrow" style:font-name-complex="Aptos Narrow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fo:background-color="#FFEB9C"/>
      <style:text-properties fo:color="#9C5700" style:font-name="Aptos Narrow" style:font-name-asian="Aptos Narrow" style:font-name-complex="Aptos Narrow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ude moore</meta:initial-creator>
    <dc:creator>Moore, Evelyn</dc:creator>
    <meta:creation-date>2023-03-09T19:46:12Z</meta:creation-date>
    <dc:date>2025-05-04T19:56:01Z</dc:date>
  </office:meta>
</office:document-meta>
</file>